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4948" officeooo:paragraph-rsid="00094948"/>
    </style:style>
    <style:style style:name="P2" style:family="paragraph" style:parent-style-name="Standard">
      <style:text-properties fo:font-weight="bold" officeooo:rsid="00081cd2" officeooo:paragraph-rsid="00081cd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e4fe8"/>
    </style:style>
    <style:style style:name="P4" style:family="paragraph" style:parent-style-name="Standard">
      <style:paragraph-properties fo:text-align="justify" style:justify-single-word="false"/>
      <style:text-properties officeooo:rsid="000c5a7c" officeooo:paragraph-rsid="000c5a7c"/>
    </style:style>
    <style:style style:name="P5" style:family="paragraph" style:parent-style-name="Standard">
      <style:paragraph-properties fo:text-align="justify" style:justify-single-word="false"/>
      <style:text-properties officeooo:rsid="000e4fe8" officeooo:paragraph-rsid="000e4fe8"/>
    </style:style>
    <style:style style:name="P6" style:family="paragraph" style:parent-style-name="Standard">
      <style:paragraph-properties fo:text-align="justify" style:justify-single-word="false"/>
      <style:text-properties officeooo:rsid="001235b2" officeooo:paragraph-rsid="001235b2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31ece" officeooo:paragraph-rsid="00131ece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bold" officeooo:rsid="00131ece" officeooo:paragraph-rsid="00131ec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officeooo:rsid="001235b2" officeooo:paragraph-rsid="001235b2"/>
    </style:style>
    <style:style style:name="P10" style:family="paragraph" style:parent-style-name="Standard">
      <style:paragraph-properties fo:line-height="150%" fo:text-align="justify" style:justify-single-word="false" fo:padding="0.074cm" fo:border-left="none" fo:border-right="none" fo:border-top="none" fo:border-bottom="0.99pt solid #000000" style:join-border="false"/>
      <style:text-properties fo:font-style="normal" fo:font-weight="bold" officeooo:rsid="00131ece" officeooo:paragraph-rsid="00131ece" style:font-style-asian="normal" style:font-weight-asian="bold" style:font-style-complex="normal" style:font-weight-complex="bold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officeooo:rsid="000c5a7c"/>
    </style:style>
    <style:style style:name="T2" style:family="text">
      <style:text-properties officeooo:rsid="000cc668"/>
    </style:style>
    <style:style style:name="T3" style:family="text">
      <style:text-properties officeooo:rsid="000ff8d2"/>
    </style:style>
    <style:style style:name="T4" style:family="text">
      <style:text-properties officeooo:rsid="0010eeed"/>
    </style:style>
    <style:style style:name="T5" style:family="text">
      <style:text-properties officeooo:rsid="00131ece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to2" text:anchor-type="paragraph" svg:width="15.415cm" svg:height="24.76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text:tab/><text:span text:style-name="T1">Com os dados obtidos individualmente, concluimos as seguintes afirmações:</text:span></text:p>
      <text:p text:style-name="P4"><text:tab/>Nos arquivos com 100 operações, a comparação computacional resultou no mesmo desempenho, ou seja, não houve implementação que se sobressaísse perante as demais, em nenhuma das operações citadas.</text:p>
      <text:p text:style-name="P4"><text:tab/>Na execução dos arquivos com 10000 operações, <text:span text:style-name="T2">começamos a perceber que a LPMaximaNOrdenanda começou a ter um desempenho inferior aos das implementações com HeapMaximo e LPMaximaOrdenada, diminuindo seu percentual em cerca de 55%, analisando de forma geral, notamos ainda que se tratando de operações de insercão, seu desempenho foi semelhante aos de HeapMaximo e LPMaximaOrdenada.</text:span></text:p>
      <text:p text:style-name="P5"><text:tab/>Em se tratando dos arquivos <text:span text:style-name="T3">com </text:span>50000 operações, <text:span text:style-name="T3">tiramos as conclusões que a LPMaximaNOrdenada tem um rendimento inferior em cerca de 64%, entretanto, para as operações de inserção, sua performance pode ser melhor em comparação computacional com as demais implementações.</text:span></text:p>
      <text:p text:style-name="P5"><text:tab/><text:span text:style-name="T4">Após todas as análises, concluimos que a implementação do HeapMaximo é sempre mais viável, exceto para os casos de Alteração, porém, em geral, um algoritmo que é assintoticamente mais eficiente será a melhor escolha para todas as entradas, exceto as muito pequenas. Temos então, que uma implementação HeapMaxima tem desempenho em cerca de 86% mais rápido do que uma implementação de LPMaximaNOrdenada e aproximadamente 65% mais eficiente que uma LPMaximaOrdenada, para todas as operações (A, I, R, S).</text:span></text:p>
      <text:p text:style-name="P3"/>
      <text:p text:style-name="P6">Configurações do Computador</text:p>
      <text:p text:style-name="P6">Processador Core i3 – 1,8 GHz</text:p>
      <text:p text:style-name="P6">4,00 GB RAM</text:p>
      <text:p text:style-name="P9">SO <text:s/>x64 – Ubunto 16.<text:span text:style-name="T5">04 LTS</text:span></text:p>
      <text:p text:style-name="P7"><text:span text:style-name="T6">Curso → Ciência da Computação</text:span></text:p>
      <text:p text:style-name="P8">Dupla → Pedro Alves Gonçalves Junior / 383876</text:p>
      <text:p text:style-name="P8"><text:tab/> <text:s text:c="3"/>Willamy da Silva Lima / 388720</text:p>
      <text:p text:style-name="P8">Cadeira → Estrutura de Dados Avançada</text:p>
      <text:p text:style-name="P10">Professor → Dr. Fábio Dias</text:p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Quixadá – CE, 25/03/2017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2:40:49.112799716</meta:creation-date>
    <dc:date>2017-03-25T02:39:26.719669558</dc:date>
    <meta:editing-duration>PT6M38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2" meta:paragraph-count="15" meta:word-count="259" meta:character-count="1713" meta:non-whitespace-character-count="145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2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position=""/>
    </style:style>
    <style:style style:name="ce6" style:family="table-cell" style:parent-style-name="Default">
      <style:table-cell-properties fo:background-color="transparent"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9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7" office:value-type="string" calcext:value-type="string" table:number-columns-spanned="4" table:number-rows-spanned="2">
            <text:p>OPERAÇÕES_100</text:p>
          </table:table-cell>
          <table:covered-table-cell table:number-columns-repeated="3" table:style-name="ce9"/>
        </table:table-row>
        <table:table-row table:style-name="ro1">
          <table:covered-table-cell table:style-name="ce8"/>
          <table:covered-table-cell table:number-columns-repeated="3" table:style-name="ce9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/>
          <table:table-cell table:style-name="ce9"/>
        </table:table-row>
        <table:table-row table:style-name="ro1">
          <table:table-cell table:style-name="ce7" office:value-type="string" calcext:value-type="string" table:number-columns-spanned="4" table:number-rows-spanned="2">
            <text:p>OPERAÇÕES_10000</text:p>
          </table:table-cell>
          <table:covered-table-cell table:number-columns-repeated="2" table:style-name="ce9"/>
          <table:covered-table-cell/>
        </table:table-row>
        <table:table-row table:style-name="ro1">
          <table:covered-table-cell table:style-name="ce8"/>
          <table:covered-table-cell table:number-columns-repeated="3" table:style-name="ce9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2">
            <text:p>OPERAÇÕES_50000</text:p>
          </table:table-cell>
          <table:covered-table-cell table:style-name="ce9"/>
          <table:covered-table-cell/>
          <table:covered-table-cell table:style-name="ce9"/>
        </table:table-row>
        <table:table-row table:style-name="ro1">
          <table:covered-table-cell table:style-name="ce8"/>
          <table:covered-table-cell table:number-columns-repeated="3" table:style-name="ce9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office:value-type="float" office:value="1162" calcext:value-type="float">
            <text:p>1162</text:p>
          </table:table-cell>
          <table:table-cell office:value-type="float" office:value="1062" calcext:value-type="float">
            <text:p>1062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office:value-type="float" office:value="53" calcext:value-type="float">
            <text:p>53</text:p>
          </table:table-cell>
          <table:table-cell office:value-type="float" office:value="1786" calcext:value-type="float">
            <text:p>17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office:value-type="float" office:value="40" calcext:value-type="float">
            <text:p>40</text:p>
          </table:table-cell>
          <table:table-cell office:value-type="float" office:value="3791" calcext:value-type="float">
            <text:p>37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2">
            <text:p>OPERAÇÕES _100000</text:p>
          </table:table-cell>
          <table:covered-table-cell table:style-name="ce9"/>
          <table:covered-table-cell/>
          <table:covered-table-cell table:style-name="ce9"/>
        </table:table-row>
        <table:table-row table:style-name="ro1">
          <table:covered-table-cell table:style-name="ce10"/>
          <table:covered-table-cell table:number-columns-repeated="3" table:style-name="ce9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office:value-type="float" office:value="4238" calcext:value-type="float">
            <text:p>4238</text:p>
          </table:table-cell>
          <table:table-cell office:value-type="float" office:value="4182" calcext:value-type="float">
            <text:p>4182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office:value-type="float" office:value="38" calcext:value-type="float">
            <text:p>38</text:p>
          </table:table-cell>
          <table:table-cell office:value-type="float" office:value="7135" calcext:value-type="float">
            <text:p>7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office:value-type="float" office:value="11" calcext:value-type="float">
            <text:p>11</text:p>
          </table:table-cell>
          <table:table-cell office:value-type="float" office:value="16423" calcext:value-type="float">
            <text:p>164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2">
            <text:p>OPERAÇÕES_500000</text:p>
          </table:table-cell>
          <table:covered-table-cell table:style-name="ce12"/>
          <table:covered-table-cell table:style-name="ce7"/>
          <table:covered-table-cell table:style-name="ce12"/>
        </table:table-row>
        <table:table-row table:style-name="ro1">
          <table:covered-table-cell table:style-name="ce7"/>
          <table:covered-table-cell table:number-columns-repeated="3"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HeapMaximo</text:p>
          </table:table-cell>
          <table:table-cell table:style-name="ce12" office:value-type="string" calcext:value-type="string">
            <text:p>LPMaximaNOrdenada</text:p>
          </table:table-cell>
          <table:table-cell table:style-name="ce12" office:value-type="string" calcext:value-type="string">
            <text:p>LPMaximaOrdenada</text:p>
          </table:table-cell>
        </table:table-row>
        <table:table-row table:style-name="ro1">
          <table:table-cell table:style-name="ce12" office:value-type="string" calcext:value-type="string">
            <text:p>Operações I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12" office:value-type="string" calcext:value-type="string">
            <text:p>Operações A</text:p>
          </table:table-cell>
          <table:table-cell table:style-name="ce7" office:value-type="float" office:value="104580" calcext:value-type="float">
            <text:p>104580</text:p>
          </table:table-cell>
          <table:table-cell table:style-name="ce7" office:value-type="float" office:value="93685" calcext:value-type="float">
            <text:p>93685</text:p>
          </table:table-cell>
          <table:table-cell table:style-name="ce7" office:value-type="float" office:value="210244" calcext:value-type="float">
            <text:p>210244</text:p>
          </table:table-cell>
        </table:table-row>
        <table:table-row table:style-name="ro1">
          <table:table-cell table:style-name="ce12" office:value-type="string" calcext:value-type="string">
            <text:p>Operações R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174769" calcext:value-type="float">
            <text:p>174769</text:p>
          </table:table-cell>
          <table:table-cell table:style-name="ce7" office:value-type="float" office:value="171" calcext:value-type="float">
            <text:p>171</text:p>
          </table:table-cell>
        </table:table-row>
        <table:table-row table:style-name="ro1">
          <table:table-cell table:style-name="ce12" office:value-type="string" calcext:value-type="string">
            <text:p>Operações S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421467" calcext:value-type="float">
            <text:p>421467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2">
            <text:p>OPERAÇÕES_800000</text:p>
          </table:table-cell>
          <table:covered-table-cell table:style-name="ce12"/>
          <table:covered-table-cell table:style-name="ce7"/>
          <table:covered-table-cell table:style-name="ce12"/>
        </table:table-row>
        <table:table-row table:style-name="ro1">
          <table:covered-table-cell table:style-name="ce7"/>
          <table:covered-table-cell table:number-columns-repeated="3" table:style-name="ce12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office:value-type="float" office:value="270086" calcext:value-type="float">
            <text:p>270086</text:p>
          </table:table-cell>
          <table:table-cell office:value-type="float" office:value="247047" calcext:value-type="float">
            <text:p>247047</text:p>
          </table:table-cell>
          <table:table-cell office:value-type="float" office:value="549899" calcext:value-type="float">
            <text:p>549899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office:value-type="float" office:value="303" calcext:value-type="float">
            <text:p>303</text:p>
          </table:table-cell>
          <table:table-cell office:value-type="float" office:value="450182" calcext:value-type="float">
            <text:p>45018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office:value-type="float" office:value="65" calcext:value-type="float">
            <text:p>65</text:p>
          </table:table-cell>
          <table:table-cell office:value-type="float" office:value="1088776" calcext:value-type="float">
            <text:p>108877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2">
            <text:p>TEMPO_TOTAL</text:p>
          </table:table-cell>
          <table:covered-table-cell table:number-columns-repeated="3" table:style-name="ce9"/>
        </table:table-row>
        <table:table-row table:style-name="ro1">
          <table:covered-table-cell table:style-name="ce8"/>
          <table:covered-table-cell table:number-columns-repeated="3" table:style-name="ce9"/>
        </table:table-row>
        <table:table-row table:style-name="ro1">
          <table:table-cell/>
          <table:table-cell table:style-name="ce9" office:value-type="string" calcext:value-type="string">
            <text:p>HeapMaximo</text:p>
          </table:table-cell>
          <table:table-cell table:style-name="ce9" office:value-type="string" calcext:value-type="string">
            <text:p>LPMaximaNOrdenada</text:p>
          </table:table-cell>
          <table:table-cell table:style-name="ce9" office:value-type="string" calcext:value-type="string">
            <text:p>LPMaximaOrdenada</text:p>
          </table:table-cell>
        </table:table-row>
        <table:table-row table:style-name="ro1">
          <table:table-cell office:value-type="string" calcext:value-type="string">
            <text:p>Operações I</text:p>
          </table:table-cell>
          <table:table-cell office:value-type="float" office:value="316" calcext:value-type="float">
            <text:p>316</text:p>
          </table:table-cell>
          <table:table-cell office:value-type="float" office:value="179" calcext:value-type="float">
            <text:p>17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Operações A</text:p>
          </table:table-cell>
          <table:table-cell office:value-type="float" office:value="380195" calcext:value-type="float">
            <text:p>380195</text:p>
          </table:table-cell>
          <table:table-cell office:value-type="float" office:value="346078" calcext:value-type="float">
            <text:p>346078</text:p>
          </table:table-cell>
          <table:table-cell office:value-type="float" office:value="771199" calcext:value-type="float">
            <text:p>771199</text:p>
          </table:table-cell>
        </table:table-row>
        <table:table-row table:style-name="ro1">
          <table:table-cell office:value-type="string" calcext:value-type="string">
            <text:p>Operações R</text:p>
          </table:table-cell>
          <table:table-cell office:value-type="float" office:value="641" calcext:value-type="float">
            <text:p>641</text:p>
          </table:table-cell>
          <table:table-cell office:value-type="float" office:value="634030" calcext:value-type="float">
            <text:p>63403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Operações S</text:p>
          </table:table-cell>
          <table:table-cell office:value-type="float" office:value="229" calcext:value-type="float">
            <text:p>229</text:p>
          </table:table-cell>
          <table:table-cell office:value-type="float" office:value="1530688" calcext:value-type="float">
            <text:p>1530688</text:p>
          </table:table-cell>
          <table:table-cell office:value-type="float" office:value="497" calcext:value-type="float">
            <text:p>49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01:14:10.0640880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